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c3d6" officeooo:paragraph-rsid="0018c3d6"/>
    </style:style>
    <style:style style:name="P2" style:family="paragraph" style:parent-style-name="Text_20_body">
      <style:text-properties officeooo:rsid="0018c3d6" officeooo:paragraph-rsid="0018c3d6"/>
    </style:style>
    <style:style style:name="P3" style:family="paragraph" style:parent-style-name="Standard">
      <style:text-properties officeooo:paragraph-rsid="0018c3d6"/>
    </style:style>
    <style:style style:name="P4" style:family="paragraph" style:parent-style-name="Text_20_body">
      <style:text-properties officeooo:paragraph-rsid="0018c3d6"/>
    </style:style>
    <style:style style:name="P5" style:family="paragraph" style:parent-style-name="Text_20_body">
      <style:text-properties fo:font-weight="normal" officeooo:rsid="0018c3d6" officeooo:paragraph-rsid="0018c3d6" style:font-weight-asian="normal" style:font-weight-complex="normal"/>
    </style:style>
    <style:style style:name="P6" style:family="paragraph" style:parent-style-name="Text_20_body" style:list-style-name="L1"/>
    <style:style style:name="P7" style:family="paragraph" style:parent-style-name="Text_20_body">
      <style:text-properties fo:font-weight="normal" officeooo:rsid="0018c3d6" officeooo:paragraph-rsid="0018c3d6" style:font-weight-asian="normal" style:font-weight-complex="normal"/>
    </style:style>
    <style:style style:name="P8" style:family="paragraph" style:parent-style-name="Text_20_body" style:list-style-name="L2">
      <style:paragraph-properties fo:margin-top="0in" fo:margin-bottom="0in" style:contextual-spacing="false"/>
      <style:text-properties fo:font-weight="normal" style:font-weight-asian="normal" style:font-weight-complex="normal"/>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T1" style:family="text">
      <style:text-properties officeooo:rsid="0018c3d6"/>
    </style:style>
    <style:style style:name="T2" style:family="text">
      <style:text-properties fo:font-weight="normal" style:font-weight-asian="normal" style:font-weight-complex="normal"/>
    </style:style>
    <style:style style:name="T3" style:family="text">
      <style:text-properties fo:font-weight="normal" officeooo:rsid="0018c3d6"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 What is the value of prefix in link local address for ipv6?</text:p>
      <text:p text:style-name="P3"><text:span text:style-name="T1">→ </text:span>The length of the prefix of an IPv6 link-local address ranges from 10 to 127 <text:span text:style-name="T1">bits</text:span>. </text:p>
      <text:p text:style-name="P3"/>
      <text:p text:style-name="P1">Q) What is the size of UDP and what are it’s different field? Describe each field.</text:p>
      <text:p text:style-name="P3"><text:span text:style-name="T1">→ </text:span>A UDP header is 8 bytes (64 bits) long.</text:p>
      <text:p text:style-name="P3"><text:span text:style-name="T1">(Note:- </text:span>U<text:span text:style-name="T1">dp </text:span>is simpler and faster than <text:span text:style-name="T1">tcp</text:span> because it doesn’t require a connection to be established and does not guarantee delivery, ordering, or error-checking of packets. <text:span text:style-name="T1">)</text:span></text:p>
      <text:p text:style-name="P1">→ there are four field in Udp:-</text:p>
      <text:p text:style-name="P2"><text:span text:style-name="Strong_20_Emphasis"><text:tab/></text:span><text:span text:style-name="Strong_20_Emphasis"><text:span text:style-name="T2">1. Source Port (16 bits)</text:span></text:span><text:span text:style-name="T2">: This field identifies the port number of the sending application. It's <text:tab/>used by the receiver to send a reply back to the sender. </text:span></text:p>
      <text:list text:style-name="L1">
        <text:list-header>
          <text:p text:style-name="P6"><text:span text:style-name="Strong_20_Emphasis"><text:span text:style-name="T3">2.</text:span></text:span><text:span text:style-name="Strong_20_Emphasis"><text:span text:style-name="T2">Destination Port (16 bits)</text:span></text:span><text:span text:style-name="T2">: This field specifies the port number of the receiving application. It tells the U</text:span><text:span text:style-name="T3">dp</text:span><text:span text:style-name="T2"> layer in the receiving host which application should process the incoming data.</text:span></text:p>
          <text:p text:style-name="P6"><text:span text:style-name="Strong_20_Emphasis"><text:span text:style-name="T3">3.</text:span></text:span><text:span text:style-name="Strong_20_Emphasis"><text:span text:style-name="T2">Length (16 bits)</text:span></text:span><text:span text:style-name="T2">: This field indicates the length of the entire U</text:span><text:span text:style-name="T3">dp</text:span><text:span text:style-name="T2"> packet, including the header and the data. This field helps the receiving system understand how much data it should expect to receive.</text:span></text:p>
          <text:p text:style-name="P6"><text:span text:style-name="Strong_20_Emphasis"><text:span text:style-name="T3">4.</text:span></text:span><text:span text:style-name="Strong_20_Emphasis"><text:span text:style-name="T2">Checksum (16 bits)</text:span></text:span><text:span text:style-name="T2">: The checksum is used for error-checking of the header and data. It's optional in IPv4 (meaning it can be zero), but mandatory in IPv6. </text:span><text:span text:style-name="T3">If value is same in checksum as the sent data the there is no loss of data and in contrary, if it’s not found then some data has been lost.</text:span></text:p>
        </text:list-header>
      </text:list>
      <text:p text:style-name="Text_20_body"><text:span text:style-name="T3"/></text:p>
      <text:p text:style-name="P5">Q) What is the size of tcp header? What are the different field and describe each field.</text:p>
      <text:p text:style-name="P4"><text:span text:style-name="T3">→ </text:span><text:span text:style-name="T2">The size of a </text:span><text:span text:style-name="T3">tcp</text:span><text:span text:style-name="T2"> header ranges from a minimum of 20 bytes (160 bits) to a maximum of 60 bytes (480 bits) ..</text:span><text:span text:style-name="T3">the total extra size after 20 bytes depend on optional field.</text:span></text:p>
      <text:p text:style-name="P4"><text:span text:style-name="T3">The different fields in tcp are</text:span><text:span text:style-name="T2">:</text:span></text:p>
      <text:list text:style-name="L2">
        <text:list-item>
          <text:p text:style-name="P9"><text:span text:style-name="Strong_20_Emphasis"><text:span text:style-name="T2">Source Port (16 bits)</text:span></text:span><text:span text:style-name="T2">: Identifies the sending application. It's used by the receiving system to know which application to send responses to.</text:span></text:p>
        </text:list-item>
        <text:list-item>
          <text:p text:style-name="P9"><text:span text:style-name="Strong_20_Emphasis"><text:span text:style-name="T2">Destination Port (16 bits)</text:span></text:span><text:span text:style-name="T2">: Identifies the receiving application on the host that will process the data.</text:span></text:p>
        </text:list-item>
        <text:list-item>
          <text:p text:style-name="P9"><text:span text:style-name="Strong_20_Emphasis"><text:span text:style-name="T2">Sequence Number (32 bits)</text:span></text:span><text:span text:style-name="T2">: Indicates the position of the first byte of data in this segment relative to the start of the data stream from the sender. It helps ensure data is delivered in order.</text:span></text:p>
        </text:list-item>
        <text:list-item>
          <text:p text:style-name="P9"><text:span text:style-name="Strong_20_Emphasis"><text:span text:style-name="T2">Acknowledgment Number (32 bits)</text:span></text:span><text:span text:style-name="T2">: Indicates the next byte the sender expects to receive from the other party. It's used for acknowledging received data.</text:span></text:p>
        </text:list-item>
        <text:list-item>
          <text:p text:style-name="P9"><text:span text:style-name="Strong_20_Emphasis"><text:span text:style-name="T2">Data Offset (4 bits)</text:span></text:span><text:span text:style-name="T2">: Also known as the header length, it specifies the length of the TCP header in 32-bit words. This field tells where the data begins.</text:span></text:p>
        </text:list-item>
        <text:list-item>
          <text:p text:style-name="P9"><text:span text:style-name="Strong_20_Emphasis"><text:span text:style-name="T2">Reserved (3 bits)</text:span></text:span><text:span text:style-name="T2">: Reserved for future use and should be set to zero.</text:span></text:p>
        </text:list-item>
        <text:list-item>
          <text:p text:style-name="P9"><text:span text:style-name="Strong_20_Emphasis"><text:span text:style-name="T2">Flags (9 bits)</text:span></text:span><text:span text:style-name="T2">: Control flags, also known as control bits, provide various control functions:</text:span></text:p>
          <text:list>
            <text:list-item>
              <text:p text:style-name="P10"><text:span text:style-name="Strong_20_Emphasis"><text:span text:style-name="T2">URG (1 bit)</text:span></text:span><text:span text:style-name="T2">: Urgent pointer field significant</text:span></text:p>
            </text:list-item>
            <text:list-item>
              <text:p text:style-name="P10"><text:soft-page-break/><text:span text:style-name="Strong_20_Emphasis"><text:span text:style-name="T2">ACK (1 bit)</text:span></text:span><text:span text:style-name="T2">: Acknowledgment field significant</text:span></text:p>
            </text:list-item>
            <text:list-item>
              <text:p text:style-name="P10"><text:span text:style-name="Strong_20_Emphasis"><text:span text:style-name="T2">PSH (1 bit)</text:span></text:span><text:span text:style-name="T2">: Push function</text:span></text:p>
            </text:list-item>
            <text:list-item>
              <text:p text:style-name="P10"><text:span text:style-name="Strong_20_Emphasis"><text:span text:style-name="T2">RST (1 bit)</text:span></text:span><text:span text:style-name="T2">: Reset the connection</text:span></text:p>
            </text:list-item>
            <text:list-item>
              <text:p text:style-name="P10"><text:span text:style-name="Strong_20_Emphasis"><text:span text:style-name="T2">SYN (1 bit)</text:span></text:span><text:span text:style-name="T2">: Synchronize sequence numbers (used to initiate connections)</text:span></text:p>
            </text:list-item>
            <text:list-item>
              <text:p text:style-name="P10"><text:span text:style-name="Strong_20_Emphasis"><text:span text:style-name="T2">FIN (1 bit)</text:span></text:span><text:span text:style-name="T2">: No more data from sender (used to terminate connections)</text:span></text:p>
            </text:list-item>
            <text:list-item>
              <text:p text:style-name="P8">Three additional bits are reserved for future use.</text:p>
            </text:list-item>
          </text:list>
        </text:list-item>
        <text:list-item>
          <text:p text:style-name="P9"><text:span text:style-name="Strong_20_Emphasis"><text:span text:style-name="T2">Window Size (16 bits)</text:span></text:span><text:span text:style-name="T2">: Specifies the size of the sender's receive window. It's used for flow control to prevent the sender from overwhelming the receiver.</text:span></text:p>
        </text:list-item>
        <text:list-item>
          <text:p text:style-name="P9"><text:span text:style-name="Strong_20_Emphasis"><text:span text:style-name="T2">Checksum (16 bits)</text:span></text:span><text:span text:style-name="T2">: Used for error-checking of the header and data. Ensures the integrity of the segment during transmission.</text:span></text:p>
        </text:list-item>
        <text:list-item>
          <text:p text:style-name="P9"><text:span text:style-name="Strong_20_Emphasis"><text:span text:style-name="T2">Urgent Pointer (16 bits)</text:span></text:span><text:span text:style-name="T2">: If the U</text:span><text:span text:style-name="T3">RG</text:span><text:span text:style-name="T2"> flag is set, this field indicates the position of the last byte of urgent data. It's used to prioritize certain data.</text:span></text:p>
        </text:list-item>
        <text:list-item>
          <text:p text:style-name="P9"><text:span text:style-name="Strong_20_Emphasis"><text:span text:style-name="T2">Options (variable length)</text:span></text:span><text:span text:style-name="T2">: Can vary in length but must be a multiple of 32 bits. Options can be used for various purposes, like setting maximum segment size, timestamps, etc.</text:span></text:p>
        </text:list-item>
        <text:list-item>
          <text:p text:style-name="P9"><text:span text:style-name="Strong_20_Emphasis"><text:span text:style-name="T2">Padding (variable length)</text:span></text:span><text:span text:style-name="T2">: Extra bits added to ensure the header length is a multiple of 32 bits.</text:span></text:p>
        </text:list-item>
      </text:list>
      <text:p text:style-name="P5"/>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20:17:53.091000000</meta:creation-date>
    <dc:date>2024-07-04T20:33:21.168000000</dc:date>
    <meta:editing-duration>PT15M29S</meta:editing-duration>
    <meta:editing-cycles>1</meta:editing-cycles>
    <meta:generator>LibreOffice/7.6.4.1$Windows_X86_64 LibreOffice_project/e19e193f88cd6c0525a17fb7a176ed8e6a3e2aa1</meta:generator>
    <meta:document-statistic meta:table-count="0" meta:image-count="0" meta:object-count="0" meta:page-count="2" meta:paragraph-count="32" meta:word-count="640" meta:character-count="3597" meta:non-whitespace-character-count="3004"/>
  </office:meta>
</office:document-meta>
</file>